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Load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ResourceLoader.getResourceAsStream( String resour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ResourceLoader.PathResourceLoader( File [ ]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ResourceLoader.PathResourceLoader( ResourceLoader [ ] load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